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611374F3F19402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Dashed_20__28_var_29_" svg:stroke-width="0.159cm" svg:stroke-color="#00cccc" draw:marker-start-width="0.437cm" draw:marker-end-width="0.437cm" draw:fill="none" draw:textarea-vertical-align="middle" fo:padding-top="0.203cm" fo:padding-bottom="0.203cm" fo:padding-left="0.328cm" fo:padding-right="0.3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00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611374F3F1940287.png" xlink:type="simple" xlink:show="embed" xlink:actuate="onLoad">
            <text:p/>
          </draw:image>
        </draw:frame>
        <draw:custom-shape draw:style-name="gr2" draw:text-style-name="P2" draw:layer="layout" svg:width="0.254cm" svg:height="0.254cm" svg:x="3.302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064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826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048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5.588cm" svg:y="7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747cm" svg:y="9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85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779cm" svg:y="6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54cm" svg:y="12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541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604cm" svg:y="5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8.89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8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8.19cm" svg:y="6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906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318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.90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176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9cm" svg:y="6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811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065cm" svg:y="5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272cm" svg:y="2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081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97cm" svg:y="1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cm" svg:y="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1cm" svg:y="7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732cm" svg:y="1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24cm" svg:y="0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477cm" svg:y="3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17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9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29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12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3cm" svg:y="3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716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367cm" svg:y="1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605cm" svg:y="2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3.716cm" svg:y1="17.78cm" svg:x2="6.35cm" svg:y2="-1.0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2T19:17:34.314210518</dc:date>
    <meta:editing-duration>PT18M54S</meta:editing-duration>
    <meta:editing-cycles>7</meta:editing-cycles>
    <meta:generator>LibreOffice/5.1.6.2$Linux_X86_64 LibreOffice_project/10m0$Build-2</meta:generator>
    <meta:document-statistic meta:object-count="44"/>
  </office:meta>
</office:document-meta>
</file>